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20000330000061BA000021385DCB7EEBC64C1B46.svm" manifest:media-type=""/>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
  <manifest:file-entry manifest:full-path="Pictures/10000201000000280000002B89EEE5C0FB269541.png" manifest:media-type="image/png"/>
  <manifest:file-entry manifest:full-path="Pictures/20000380000063AF00002714949A0899F62549E2.svm" manifest:media-type=""/>
  <manifest:file-entry manifest:full-path="Pictures/10000201000000210000002AB6E597AEDA841003.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Heading_20_3" style:master-page-name="">
      <style:paragraph-properties style:page-number="auto" fo:break-before="page"/>
    </style:style>
    <style:style style:name="P42" style:family="paragraph" style:parent-style-name="Heading_20_2" style:master-page-name="">
      <style:paragraph-properties style:page-number="auto" fo:break-before="pag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4"/>
    <style:style style:name="P70" style:family="paragraph" style:parent-style-name="Text_20_body" style:list-style-name="L25"/>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2"/>
    <style:style style:name="P77" style:family="paragraph" style:parent-style-name="Text_20_body" style:list-style-name="L33"/>
    <style:style style:name="P78" style:family="paragraph" style:parent-style-name="Text_20_body" style:list-style-name="L20">
      <style:paragraph-properties fo:margin-left="1.251cm" fo:margin-right="0cm" fo:text-indent="0cm" style:auto-text-indent="false"/>
    </style:style>
    <style:style style:name="P79" style:family="paragraph" style:parent-style-name="Text_20_body" style:list-style-name="L25">
      <style:paragraph-properties fo:margin-left="1.251cm" fo:margin-right="0cm" fo:text-indent="0cm" style:auto-text-indent="false"/>
    </style:style>
    <style:style style:name="P80" style:family="paragraph" style:parent-style-name="Text_20_body" style:list-style-name="L31">
      <style:paragraph-properties fo:margin-left="2.205cm" fo:margin-right="0cm" fo:text-indent="0cm" style:auto-text-indent="fals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sl2Pdf-L-0.0.2.oxt&#13;Update file created : Csl2Pdf-L.update.xml&#13;&#13;20.07.2022 14:00:1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Extension : <text:file-name text:display="name">Csl2Pdf</text:file-name></text:p>
      <text:p text:style-name="Standard"><draw:rect text:anchor-type="paragraph" draw:z-index="6"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7"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577920926890093034"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2"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3471274795058379194" text:style-name="L2">
        <text:list-item>
          <text:p text:style-name="P48">Version 2.1.0 :</text:p>
        </text:list-item>
      </text:list>
      <text:list xml:id="list8643131114536048798" text:style-name="L3">
        <text:list-item>
          <text:p text:style-name="P49">An extension can define several toolbars (instead of only one).</text:p>
        </text:list-item>
        <text:list-item>
          <text:p text:style-name="P49">The list of Application contexts is revised, see chapter 3.5.</text:p>
        </text:list-item>
        <text:list-item>
          <text:p text:style-name="P49">The argument of <text:span text:style-name="InstructionMacro">beginMergeInstruction</text:span> becomes mandatory.</text:p>
        </text:list-item>
      </text:list>
      <text:list xml:id="list140019266327457" text:continue-list="list3471274795058379194" text:style-name="L2">
        <text:list-item>
          <text:p text:style-name="P48">Version 2.0.0 :</text:p>
        </text:list-item>
      </text:list>
      <text:list xml:id="list5444209622150498652" text:style-name="L4">
        <text:list-item>
          <text:p text:style-name="P50">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0"><text:s/>As a consequence of above, block <text:span text:style-name="InstructionMacro">Dependencies</text:span> and instruction <text:span text:style-name="InstructionMacro">setOOoDependency</text:span> are suppressed.</text:p>
        </text:list-item>
        <text:list-item>
          <text:p text:style-name="P50">Arg3 of <text:span text:style-name="InstructionMacro">beginDescription</text:span> is no longer used.</text:p>
        </text:list-item>
        <text:list-item>
          <text:p text:style-name="P50">Syntax of Block <text:span text:style-name="InstructionMacro">UpdateInformation</text:span> and instruction <text:span text:style-name="InstructionMacro">setUpdateSource</text:span> have changed.</text:p>
        </text:list-item>
        <text:list-item>
          <text:p text:style-name="P50">Syntax of instruction <text:span text:style-name="InstructionMacro">setLicense</text:span> has changed.</text:p>
        </text:list-item>
        <text:list-item>
          <text:p text:style-name="P50">Some obsolete extension features are no longer supported. Compiled extensions now need OpenOffice.org version 2.4 or more recent (LibreOffice, Apache OpenOffice).</text:p>
        </text:list-item>
        <text:list-item>
          <text:p text:style-name="P50">Macros of this document are now published under Apache License version 2.0.</text:p>
        </text:list-item>
      </text:list>
      <text:list xml:id="list140019439798685" text:continue-list="list140019266327457" text:style-name="L2">
        <text:list-item>
          <text:p text:style-name="P48">Version 1.5.3 :</text:p>
        </text:list-item>
      </text:list>
      <text:list xml:id="list9115298817200345817" text:style-name="L5">
        <text:list-item>
          <text:p text:style-name="P51">Help pages containing an hyperlink to an OpenOffice.org help page : a macro provides now the address of the page. See explanations at <text:span text:style-name="T8">Page7 : Hyperlinks</text:span>.</text:p>
        </text:list-item>
        <text:list-item>
          <text:p text:style-name="P51">The license examples are purged from the directives for use which are not part of the license itself.</text:p>
        </text:list-item>
        <text:list-item>
          <text:p text:style-name="P51">Following OpenOffice.org changes, text «notes» are now called text «comments».</text:p>
        </text:list-item>
      </text:list>
      <text:list xml:id="list140017938369955" text:continue-list="list140019439798685" text:style-name="L2">
        <text:list-item>
          <text:p text:style-name="P48">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608197497211635208" text:style-name="L6">
        <text:list-item>
          <text:p text:style-name="P52">Basic library Standard, Module1 : your instruction inside the Sub myExtension</text:p>
        </text:list-item>
        <text:list-item>
          <text:p text:style-name="P52">Localized tooltip texts</text:p>
        </text:list-item>
        <text:list-item>
          <text:p text:style-name="P52">Localized description texts</text:p>
        </text:list-item>
        <text:list-item>
          <text:p text:style-name="P52">Localized license texts</text:p>
        </text:list-item>
        <text:list-item>
          <text:p text:style-name="P52">Localized help text pages and trees</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sl2Pdf</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8"><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9" draw:style-name="gr2" draw:text-style-name="P85" svg:width="0.802cm" svg:height="0.451cm" svg:x="2.3cm" svg:y="0.199cm" draw:control="control1"/><draw:control text:anchor-type="paragraph" draw:z-index="10"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1" draw:style-name="gr2" draw:text-style-name="P85" svg:width="0.802cm" svg:height="0.451cm" svg:x="2.304cm" svg:y="0.199cm" draw:control="control3"/><draw:control text:anchor-type="paragraph" draw:z-index="12" draw:style-name="gr2" draw:text-style-name="P85" svg:width="9cm" svg:height="0.451cm" svg:x="3.6cm" svg:y="0.196cm" draw:control="control4"/>To version</text:p><text:p text:style-name="Frame_20_contents"/><text:p text:style-name="Frame_20_contents"/><text:p text:style-name="Frame_20_contents"><draw:control text:anchor-type="paragraph" draw:z-index="13" draw:style-name="gr2" draw:text-style-name="P86" svg:width="8.362cm" svg:height="0.689cm" svg:x="3.621cm" svg:y="0.252cm" draw:control="control5"/></text:p><text:p text:style-name="Frame_20_contents"/><text:p text:style-name="P34">Compilation results</text:p><text:p text:style-name="P34"><draw:control text:anchor-type="paragraph" draw:z-index="14"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5"><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6" draw:style-name="gr2" draw:text-style-name="P85" svg:width="0.802cm" svg:height="0.451cm" svg:x="2.33cm" svg:y="0.199cm" draw:control="control6"/><draw:control text:anchor-type="paragraph" draw:z-index="17"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8" draw:style-name="gr2" draw:text-style-name="P85" svg:width="0.802cm" svg:height="0.451cm" svg:x="2.33cm" svg:y="0.199cm" draw:control="control8"/><draw:control text:anchor-type="paragraph" draw:z-index="19" draw:style-name="gr2" draw:text-style-name="P85" svg:width="9cm" svg:height="0.451cm" svg:x="3.692cm" svg:y="0.199cm" draw:control="control9"/>To version</text:p><text:p text:style-name="Frame_20_contents"/><text:p text:style-name="Frame_20_contents"/><text:p text:style-name="Frame_20_contents"><draw:control text:anchor-type="paragraph" draw:z-index="20"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21"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2"><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3" draw:style-name="gr2" draw:text-style-name="P85" svg:width="0.802cm" svg:height="0.451cm" svg:x="2.33cm" svg:y="0.199cm" draw:control="control11"/><draw:control text:anchor-type="paragraph" draw:z-index="24"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5"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6" draw:style-name="gr2" draw:text-style-name="P87" svg:width="14.001cm" svg:height="4.001cm" svg:x="0.4cm" svg:y="0.459cm" draw:control="control16"/></text:p><text:p text:style-name="Frame_20_contents"/></draw:text-box></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605685403654016348" text:style-name="L7">
        <text:list-item>
          <text:p text:style-name="P53">Description</text:p>
        </text:list-item>
        <text:list-item>
          <text:p text:style-name="P53">Annexes</text:p>
        </text:list-item>
        <text:list-item>
          <text:p text:style-name="P53">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7642937109695268449" text:style-name="L8">
        <text:list-item>
          <text:p text:style-name="P54">Script libraries (Basic, JavaScript, Python, etc) or Dialog libraries, or other non-component libraries,</text:p>
        </text:list-item>
        <text:list-item>
          <text:p text:style-name="P54">shared component libraries,</text:p>
        </text:list-item>
        <text:list-item>
          <text:p text:style-name="P54">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954550568994312542" text:style-name="L9">
        <text:list-item>
          <text:p text:style-name="P55">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6142105454337673750" text:style-name="L10">
        <text:list-item text:start-value="1">
          <text:p text:style-name="P56">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6">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oft-page-break/><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text:soft-page-break/>used.</text:p>
      <text:list xml:id="list32154281" text:style-name="L9">
        <text:list-item text:start-value="1">
          <text:p text:style-name="P55">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747501708967607266" text:style-name="L11">
        <text:list-item>
          <text:p text:style-name="P57">A Feed file contains the internet addresses for one or more Update Information files (each for an extension).</text:p>
        </text:list-item>
        <text:list-item>
          <text:p text:style-name="P57">The Update Information File mainly contains dependency information about the new version, and :</text:p>
        </text:list-item>
      </text:list>
      <text:list xml:id="list8586984335610646795" text:style-name="L12">
        <text:list-item>
          <text:p text:style-name="P58">either the internet address to download the new version of the extension</text:p>
        </text:list-item>
        <text:list-item>
          <text:p text:style-name="P58">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7"><draw:image xlink:href="Pictures/20000330000061BA000021385DCB7EEBC64C1B46.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4"><draw:text-box fo:min-height="4.001cm"><text:p text:style-name="Frame_20_contents"><draw:frame draw:style-name="fr6" draw:name="images3" text:anchor-type="paragraph" svg:width="18.087cm" svg:height="10.777cm" draw:z-index="5"><draw:image xlink:href="Pictures/20000738000065A300003C908C069109F492DB71.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8125426661725497624" text:style-name="L13">
        <text:list-item text:start-value="1">
          <text:p text:style-name="P59">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9">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692387966067752654" text:style-name="L14">
        <text:list-item>
          <text:p text:style-name="P60">Arg1 : <text:span text:style-name="InstructionMacro">String</text:span> : mandatory : <text:span text:style-name="InstructionMacro">"File"</text:span> or <text:span text:style-name="InstructionMacro">"Schema"</text:span></text:p>
        </text:list-item>
        <text:list-item>
          <text:p text:style-name="P60">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6291484380527401759" text:style-name="L15">
        <text:list-item>
          <text:p text:style-name="P61">Arg1 : <text:span text:style-name="InstructionMacro">String</text:span> : mandatory, type of control used for the button</text:p>
        </text:list-item>
      </text:list>
      <text:list xml:id="list5381202837612522030" text:style-name="L16">
        <text:list-item>
          <text:p text:style-name="P62">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7492670466166554245" text:style-name="L17">
        <text:list-item>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766634585449399243" text:style-name="L18">
        <text:list-item text:start-value="1">
          <text:p text:style-name="P64">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4">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4">Arg1 : <text:span text:style-name="InstructionMacro">String</text:span> : mandatory ; URL path to an image file ; the path is relative to the extension folder.</text:p>
        </text:list-item>
        <text:list-item text:start-value="1">
          <text:p text:style-name="P64">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118582803651512835" text:style-name="L19">
        <text:list-item>
          <text:p text:style-name="P65">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5823082230029386024" text:style-name="L20">
        <text:list-item>
          <text:p text:style-name="P66">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8">if at installation, no license is appropriate for the locale, the first license is displayed.</text:p>
        </text:list-item>
        <text:list-item>
          <text:p text:style-name="P66">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5">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5">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5">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5">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031843381795092044" text:style-name="L21">
        <text:list-item>
          <text:p text:style-name="P67">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7"><text:soft-page-break/>Arg1 : <text:span text:style-name="InstructionMacro">String</text:span> : mandatory ; property name</text:p>
        </text:list-item>
        <text:list-item>
          <text:p text:style-name="P67">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publisher.</text:p>
        </text:list-item>
        <text:list-item>
          <text:p text:style-name="P63">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5672203075601149280" text:style-name="L22">
        <text:list-item>
          <text:p text:style-name="P68">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109635771456246440"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365244754960950680" text:style-name="L24">
        <text:list-item text:start-value="1">
          <text:p text:style-name="P69">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9">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654432413601847800" text:style-name="L25">
        <text:list-item>
          <text:p text:style-name="P70">Arg1 : <text:span text:style-name="InstructionMacro">String</text:span> : how to find the update.xml file</text:p>
        </text:list-item>
        <text:list-item>
          <text:p text:style-name="P79"><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9"><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0">Arg2 : <text:span text:style-name="InstructionMacro">String</text:span> : how to find the oxt file</text:p>
        </text:list-item>
        <text:list-item>
          <text:p text:style-name="P79"><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9"><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658336365045023869" text:style-name="L26">
        <text:list-item>
          <text:p text:style-name="P71">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1">Arg2 : <text:span text:style-name="InstructionMacro">String</text:span> : the library name (which is also the name of the folder containing the Basic library).</text:p>
        </text:list-item>
        <text:list-item>
          <text:p text:style-name="P71">Arg3 : <text:span text:style-name="InstructionMacro">String</text:span> : the name of the module containing the macro.</text:p>
        </text:list-item>
        <text:list-item>
          <text:p text:style-name="P71">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2371791313592131987" text:style-name="L27">
        <text:list-item>
          <text:p text:style-name="P72">Arg1 : <text:span text:style-name="InstructionMacro">String</text:span> : <text:span text:style-name="InstructionMacro">"BeanShell"</text:span></text:p>
        </text:list-item>
        <text:list-item>
          <text:p text:style-name="P72">Arg2 : <text:span text:style-name="InstructionMacro">String</text:span> : the library name (which is also the name of the folder containing the BeanShell library).</text:p>
        </text:list-item>
        <text:list-item>
          <text:p text:style-name="P72"><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264049312523899952" text:style-name="L28">
        <text:list-item>
          <text:p text:style-name="P73">Arg1 : <text:span text:style-name="InstructionMacro">String</text:span> : <text:span text:style-name="InstructionMacro">"JavaScript"</text:span></text:p>
        </text:list-item>
        <text:list-item>
          <text:p text:style-name="P73">Arg2 : <text:span text:style-name="InstructionMacro">String</text:span> : the library name (which is also the name of the folder containing the JavaScript library).</text:p>
        </text:list-item>
        <text:list-item>
          <text:p text:style-name="P73">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132794397260955202" text:style-name="L29">
        <text:list-item>
          <text:p text:style-name="P74">Arg1 : <text:span text:style-name="InstructionMacro">String</text:span> : <text:span text:style-name="InstructionMacro">"Java"</text:span></text:p>
        </text:list-item>
        <text:list-item>
          <text:p text:style-name="P74">Arg2 : <text:span text:style-name="InstructionMacro">String</text:span> : the library name (which is also the name of the folder containing the Java library).</text:p>
        </text:list-item>
        <text:list-item>
          <text:p text:style-name="P74">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4">Arg1 : <text:span text:style-name="InstructionMacro">String</text:span> : <text:span text:style-name="InstructionMacro">"Python"</text:span></text:p>
        </text:list-item>
        <text:list-item>
          <text:p text:style-name="P74">Arg2 : <text:span text:style-name="InstructionMacro">String</text:span> : the path to the Python file, relative to the extension folder</text:p>
        </text:list-item>
        <text:list-item>
          <text:p text:style-name="P74">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685306790675178245" text:style-name="L30">
        <text:list-item>
          <text:p text:style-name="P75">Arg1 : <text:span text:style-name="InstructionMacro">String</text:span> : ""</text:p>
        </text:list-item>
        <text:list-item>
          <text:p text:style-name="P75">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4267182550846972834"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0"><text:span text:style-name="InstructionMacro">"Basic"</text:span> : folder containing the Basic Library (code and dialog modules)</text:p>
        </text:list-item>
        <text:list-item>
          <text:p text:style-name="P80"><text:span text:style-name="InstructionMacro">"Dialog"</text:span> : folder containing the Dialog Library (dialog modules only)</text:p>
        </text:list-item>
        <text:list-item>
          <text:p text:style-name="P80"><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0"><text:span text:style-name="InstructionMacro">"Python"</text:span> : folder containing the python file(s) containing the script(s)</text:p>
        </text:list-item>
        <text:list-item>
          <text:p text:style-name="P80"><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9168699988065759604" text:style-name="L32">
        <text:list-item>
          <text:p text:style-name="P76">first create the library in My Macros with the user interface, and test your routines ;</text:p>
        </text:list-item>
        <text:list-item>
          <text:p text:style-name="P76">copy the folder that OOo created from your <text:span text:style-name="InstructionMacro">user/</text:span> folder to your extension folder ; for Basic, use the « Export as Basic library » facility</text:p>
        </text:list-item>
        <text:list-item>
          <text:p text:style-name="P76">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4">Arg1 : <text:span text:style-name="InstructionMacro">String</text:span> : begins with <text:span text:style-name="InstructionMacro">"media-type="</text:span> followed by the complete media type string</text:p>
        </text:list-item>
        <text:list-item>
          <text:p text:style-name="P74">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Csl2Pdf</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text:soft-page-break/>Copyright (c) 2009 Bernard Marcelly</text:p>
      <text:p text:style-name="descrLang"><text:bookmark-start text:name="__RefHeading__78156_325084090"/>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158944761621556499" text:style-name="L33">
        <text:list-item>
          <text:p text:style-name="P77">Create a Writer file containing the licenses (possibly in several languages). You can of course have a Table of Contents and use formatting. </text:p>
        </text:list-item>
        <text:list-item>
          <text:p text:style-name="P77">In order to provide a read-only text, convert the Writer file to PDF and store the PDF in the folder dedicated to your extension. </text:p>
        </text:list-item>
        <text:list-item>
          <text:p text:style-name="P77">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39904667444580186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11999202377191801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89590092113591298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40018166721772"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98292710522967754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4861180013890286880"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16203370429660542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text:soft-page-break/>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text:soft-page-break/>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text:soft-page-break/>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text:soft-page-break/>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text:soft-page-break/>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40018256612098" text:continue-list="list339904667444580186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40019333756643" text:continue-list="list14001816672177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text:soft-pag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140019569192131" text:continue-list="list14001825661209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text:soft-page-break/>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sl2Pdf</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40019257786231" text:continue-list="list140019569192131"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140019371576303" text:continue-list="list8162033704296605423"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40019909092586" text:continue-list="list140019333756643"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40018039590397"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40018488998381"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140019240445455" text:continue-list="list140019257786231"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 <text:span text:style-name="hlp_5f_emph">button</text:span></text:p>
      <text:p text:style-name="hlp_5f_section"/>
      <text:p text:style-name="hlp_5f_paragraph">This dialog shows different ways of calling a help page:</text:p>
      <text:list xml:id="list140019580057157" text:continue-list="list982927105229677544"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40018817494474" text:continue-list="list140019240445455"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140019860240246"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40020091668766"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140018830763694" text:continue-list="list140019371576303"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40018220785820" text:continue-list="list140018488998381"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40019610785896"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40019097870591"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140018232475157" text:continue-list="list140020091668766"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140019487187427" text:continue-list="list140019580057157"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40019168382965" text:continue-list="list140018232475157"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140018525050940"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Csl2Pdf</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b7f1e640c46ceb28adf43ee075a6e8b8439ed10</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28" meta:non-whitespace-character-count="22307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Csl2Pdf", "0.0.2")
	setExtensionDescription("en, ru")
	'setIcon("Images/Kinovar.png")
	
	setDisplayName("en", "Csl2Pdf")
	setDisplayName("ru", "Csl2Pdf")
	
	setPublisherName("en", "Csl2Pdf", "https://github.com/EliseyP/Csl2PdfOxt/")
	setPublisherName("ru", "Csl2Pdf", "https://github.com/EliseyP/Csl2PdfOxt/")
		
  	beginUpdateInformation("direct", "direct")
    	setUpdateSource("https://github.com/EliseyP/Csl2PdfOxt/raw/master/", "https://github.com/EliseyP/Csl2PdfOxt/raw/master/") ' one or more
  	endUpdateInformation
endDescription  


beginAnnexes 
  useLibrary("Basic", "Csl2Pdf/")
  'useLibrary("Python", "py/")
endAnnexes


beginAddonUI
'##################################################
  beginAddonMenu
    beginMenu
      beginTitles("Writer")
      	setTitle("Csl2Pdf", "en")
      	setTitle("Csl2Pdf", "ru")
      endTitles
      beginMenuItems    
	    beginCommand
	      beginTitles("Writer")
	        setTitle("Quick compile PDF via TeX", "en")
	        setTitle("Быстрая сборка PDF (через TeX)", "ru")
	      endTitles
	      setURL("Basic", "Csl2Pdf", "Main", "run_gui")
	      setImage("Images/Csl2Pdf")
	    endCommand
	   '--------------------------------
	   '--------------------------------
      endMenuItems
    endMenu  
  endAddonMenu
'##################################################

'###############################################&lt;?xml version="1.0" encoding="UTF-8"?&gt;
  beginOfficeToolbar  
    beginTbTitles("Writer") 
      	setTitle("Csl2Pdf bar", "en")
      	setTitle("Csl2Pdf", "ru")
    endTbTitles
    ' here begins the list of buttons
    '--------------------------------
    beginButton
      beginTitles("Writer")
        setTitle("Quick compile PDF via TeX", "en")
        setTitle("Быстрая сборка PDF (через TeX)", "ru")
      endTitles
      setURL("Basic", "Csl2Pdf", "Main", "run_gui") 
    endButton
	'--------------------------------
	'--------------------------------
  endOfficeToolbar
'##################################################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